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1" table:default-cell-style-name="ce3"/>
        <table:table-column table:style-name="co5" table:number-columns-repeated="1632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Model with redundant reactions (rxn3 and rxn4)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4" table:number-columns-repeated="58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72" table:style-name="ce4">
            <text:p>-0.72</text:p>
          </table:table-cell>
          <table:table-cell office:value-type="float" office:value="-0.81" table:style-name="ce4">
            <text:p>-0.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28000000000000003" table:style-name="ce4">
            <text:p>-0.28</text:p>
          </table:table-cell>
          <table:table-cell office:value-type="float" office:value="-0.19" table:style-name="ce4">
            <text:p>-0.19</text:p>
          </table:table-cell>
          <table:table-cell office:value-type="float" office:value="-0.2" table:style-name="ce4">
            <text:p>-0.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-0.8" table:style-name="ce4">
            <text:p>-0.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4" table:default-cell-style-name="ce3"/>
        <table:table-column table:style-name="co9" table:default-cell-style-name="ce4"/>
        <table:table-column table:style-name="co9" table:default-cell-style-name="ce3"/>
        <table:table-column table:style-name="co4" table:number-columns-repeated="58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000000000000007" table:style-name="ce4">
            <text:p>8.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number-rows-repeated="2"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KA" table:style-name="ta2">
        <table:table-column table:style-name="co10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KI" table:style-name="ta2">
        <table:table-column table:style-name="co10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kcat" table:style-name="ta1">
        <table:table-column table:style-name="co11" table:default-cell-style-name="ce4"/>
        <table:table-column table:style-name="co12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9" table:default-cell-style-name="ce4"/>
        <table:table-column table:style-name="co4" table:number-columns-repeated="58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4.55" table:style-name="ce4">
            <text:p>4.5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1" table:number-columns-repeated="5" table:default-cell-style-name="ce4"/>
        <table:table-column table:style-name="co4" table:number-columns-repeated="59" table:default-cell-style-name="ce3"/>
        <table:table-column table:style-name="co5" table:number-columns-repeated="1632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20" table:style-name="ce4">
            <text:p>20</text:p>
          </table:table-cell>
          <table:table-cell office:value-type="float" office:value="13.333333333333334" table:formula="of:=[.B3]/1.5" table:style-name="ce4">
            <text:p>13.33333333</text:p>
          </table:table-cell>
          <table:table-cell office:value-type="float" office:value="8.8888888888888893" table:formula="of:=[.C3]/1.5" table:style-name="ce4">
            <text:p>8.888888889</text:p>
          </table:table-cell>
          <table:table-cell office:value-type="float" office:value="5.9259259259259265" table:formula="of:=[.D3]/1.5" table:style-name="ce4">
            <text:p>5.925925926</text:p>
          </table:table-cell>
          <table:table-cell office:value-type="float" office:value="3.9506172839506175" table:formula="of:=[.E3]/1.5" table:style-name="ce4">
            <text:p>3.950617284</text:p>
          </table:table-cell>
          <table:table-cell office:value-type="float" office:value="2.6337448559670782" table:formula="of:=[.F3]/1.5" table:style-name="ce4">
            <text:p>2.633744856</text:p>
          </table:table-cell>
          <table:table-cell office:value-type="float" office:value="1.7558299039780521" table:formula="of:=[.G3]/1.5" table:style-name="ce4">
            <text:p>1.755829904</text:p>
          </table:table-cell>
          <table:table-cell office:value-type="float" office:value="1.1705532693187013" table:formula="of:=[.H3]/1.5" table:style-name="ce4">
            <text:p>1.170553269</text:p>
          </table:table-cell>
          <table:table-cell office:value-type="float" office:value="0.78036884621246749" table:formula="of:=[.I3]/1.5" table:style-name="ce4">
            <text:p>0.780368846</text:p>
          </table:table-cell>
          <table:table-cell office:value-type="float" office:value="0.52024589747497829" table:formula="of:=[.J3]/1.5" table:style-name="ce4">
            <text:p>0.520245897</text:p>
          </table:table-cell>
          <table:table-cell office:value-type="float" office:value="0.34683059831665219" table:formula="of:=[.K3]/1.5" table:style-name="ce4">
            <text:p>0.346830598</text:p>
          </table:table-cell>
          <table:table-cell office:value-type="float" office:value="0.23122039887776813" table:formula="of:=[.L3]/1.5" table:style-name="ce4">
            <text:p>0.231220399</text:p>
          </table:table-cell>
          <table:table-cell office:value-type="float" office:value="0.15414693258517875" table:formula="of:=[.M3]/1.5" table:style-name="ce4">
            <text:p>0.154146933</text:p>
          </table:table-cell>
          <table:table-cell office:value-type="float" office:value="0.10276462172345251" table:formula="of:=[.N3]/1.5" table:style-name="ce4">
            <text:p>0.102764622</text:p>
          </table:table-cell>
          <table:table-cell office:value-type="float" office:value="6.8509747815635E-2" table:formula="of:=[.O3]/1.5" table:style-name="ce4">
            <text:p>0.068509748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table:number-columns-repeated="10" table:style-name="ce4"/>
          <table:table-cell table:number-columns-repeated="16358"/>
        </table:table-row>
        <table:table-row table:style-name="ro1">
          <table:table-cell table:number-columns-repeated="6" table:style-name="ce4"/>
          <table:table-cell table:number-columns-repeated="58" table:style-name="ce3"/>
          <table:table-cell table:number-columns-repeated="1632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27</meta:generator>
    <dc:creator>Sajjad</dc:creator>
    <dc:date>2024-11-15T15:30:00Z</dc:date>
    <meta:editing-cycles>38</meta:editing-cycles>
    <meta:editing-duration>PT606986S</meta:editing-duration>
  </office:meta>
</office:document-meta>
</file>